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27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1.9654in"/>
    </style:style>
    <style:style style:name="co4" style:family="table-column">
      <style:table-column-properties fo:break-before="auto" style:column-width="2.1256in"/>
    </style:style>
    <style:style style:name="co5" style:family="table-column">
      <style:table-column-properties fo:break-before="auto" style:column-width="1.8366in"/>
    </style:style>
    <style:style style:name="co6" style:family="table-column">
      <style:table-column-properties fo:break-before="auto" style:column-width="2.4154in"/>
    </style:style>
    <style:style style:name="co7" style:family="table-column">
      <style:table-column-properties fo:break-before="auto" style:column-width="2.5764in"/>
    </style:style>
    <style:style style:name="co8" style:family="table-column">
      <style:table-column-properties fo:break-before="auto" style:column-width="2.2866in"/>
    </style:style>
    <style:style style:name="co9" style:family="table-column">
      <style:table-column-properties fo:break-before="auto" style:column-width="1.9972in"/>
    </style:style>
    <style:style style:name="co10" style:family="table-column">
      <style:table-column-properties fo:break-before="auto" style:column-width="1.707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nvex_No_Constraints_results" table:style-name="ta1">
        <table:shapes>
          <draw:frame draw:z-index="0" draw:style-name="gr1" draw:text-style-name="P1" svg:width="6.298in" svg:height="3.5449in" svg:x="8.9244in" svg:y="7.9689in">
            <draw:object draw:notify-on-update-of-ranges="Convex_No_Constraints_results.D1:Convex_No_Constraints_results.D1 Convex_No_Constraints_results.G1:Convex_No_Constraints_results.G1 Convex_No_Constraints_results.J1:Convex_No_Constraints_results.J1 Convex_No_Constraints_results.D40:Convex_No_Constraints_results.D40 Convex_No_Constraints_results.G40:Convex_No_Constraints_results.G40 Convex_No_Constraints_results.J40:Convex_No_Constraints_results.J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76in" svg:height="3.5453in" svg:x="17.0417in" svg:y="7.6756in">
            <draw:object draw:notify-on-update-of-ranges="Convex_No_Constraints_results.B1:Convex_No_Constraints_results.C1 Convex_No_Constraints_results.E1:Convex_No_Constraints_results.F1 Convex_No_Constraints_results.H1:Convex_No_Constraints_results.I1 Convex_No_Constraints_results.K1:Convex_No_Constraints_results.K1 Convex_No_Constraints_results.B40:Convex_No_Constraints_results.C40 Convex_No_Constraints_results.E40:Convex_No_Constraints_results.F40 Convex_No_Constraints_results.H40:Convex_No_Constraints_results.I40 Convex_No_Constraints_results.K40:Convex_No_Constraints_results.K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itial obtuse triangles</text:p>
          </table:table-cell>
          <table:table-cell office:value-type="string" calcext:value-type="string">
            <text:p>Local Search obtuse triangles</text:p>
          </table:table-cell>
          <table:table-cell office:value-type="string" calcext:value-type="string">
            <text:p>Local Search Convergence Rate</text:p>
          </table:table-cell>
          <table:table-cell office:value-type="string" calcext:value-type="string">
            <text:p>Local Search Steiner points</text:p>
          </table:table-cell>
          <table:table-cell office:value-type="string" calcext:value-type="string">
            <text:p>Simulated Annealing obtuse triangles</text:p>
          </table:table-cell>
          <table:table-cell office:value-type="string" calcext:value-type="string">
            <text:p>Simulated Annealing Convergence Rate</text:p>
          </table:table-cell>
          <table:table-cell office:value-type="string" calcext:value-type="string">
            <text:p>Simulated Annealing Steiner points</text:p>
          </table:table-cell>
          <table:table-cell office:value-type="string" calcext:value-type="string">
            <text:p>Ant Colony obtuse triangles</text:p>
          </table:table-cell>
          <table:table-cell office:value-type="string" calcext:value-type="string">
            <text:p>Ant Colony Convergence Rate</text:p>
          </table:table-cell>
          <table:table-cell office:value-type="string" calcext:value-type="string">
            <text:p>Ant Colony Steiner points</text:p>
          </table:table-cell>
        </table:table-row>
        <table:table-row table:style-name="ro1">
          <table:table-cell office:value-type="string" calcext:value-type="string">
            <text:p>point-set_10_7451a2a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1678" calcext:value-type="float">
            <text:p>0.516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77733" calcext:value-type="float">
            <text:p>0.17773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int-set_10_97578aa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628636" calcext:value-type="float">
            <text:p>0.6286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47019" calcext:value-type="float">
            <text:p>0.347019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int-set_10_ae0fff9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40844" calcext:value-type="float">
            <text:p>0.4084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960857" calcext:value-type="float">
            <text:p>0.096085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int-set_10_c04b002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648839" calcext:value-type="float">
            <text:p>0.64883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31003" calcext:value-type="float">
            <text:p>1.3100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.0637217" calcext:value-type="float">
            <text:p>0.06372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oint-set_10_d009159f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581225" calcext:value-type="float">
            <text:p>0.5812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23135" calcext:value-type="float">
            <text:p>0.2313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0.0253475" calcext:value-type="float">
            <text:p>0.0253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int-set_10_f999dc7f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709573" calcext:value-type="float">
            <text:p>0.70957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116784" calcext:value-type="float">
            <text:p>0.11678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int-set_20_0c4009d9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0.191476" calcext:value-type="float">
            <text:p>0.19147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490883" calcext:value-type="float">
            <text:p>0.490883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0.00430237" calcext:value-type="float">
            <text:p>0.00430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int-set_20_34a047f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0.356322" calcext:value-type="float">
            <text:p>0.35632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577194" calcext:value-type="float">
            <text:p>0.0577194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0.00219263" calcext:value-type="float">
            <text:p>0.002192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int-set_20_41c4831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.414028" calcext:value-type="float">
            <text:p>0.41402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404019" calcext:value-type="float">
            <text:p>0.404019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0.0105808" calcext:value-type="float">
            <text:p>0.01058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int-set_20_54ab0b4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.64735" calcext:value-type="float">
            <text:p>0.6473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981126" calcext:value-type="float">
            <text:p>0.098112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0.314364" calcext:value-type="float">
            <text:p>0.3143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int-set_20_5868538a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313667" calcext:value-type="float">
            <text:p>0.31366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509071" calcext:value-type="float">
            <text:p>0.509071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0.0421943" calcext:value-type="float">
            <text:p>0.042194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oint-set_20_72cd206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0.287227" calcext:value-type="float">
            <text:p>0.28722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.07917" calcext:value-type="float">
            <text:p>1.07917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0.00493672" calcext:value-type="float">
            <text:p>0.004936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int-set_20_fa3fd7e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.477502" calcext:value-type="float">
            <text:p>0.47750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347836" calcext:value-type="float">
            <text:p>0.347836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0.0281576" calcext:value-type="float">
            <text:p>0.02815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int-set_40_1b92b629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0.318712" calcext:value-type="float">
            <text:p>0.3187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0.164577" calcext:value-type="float">
            <text:p>0.164577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office:value-type="float" office:value="0.00328481" calcext:value-type="float">
            <text:p>0.003284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int-set_40_8cbf31aa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0.369046" calcext:value-type="float">
            <text:p>0.36904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.150577" calcext:value-type="float">
            <text:p>0.150577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0.0421594" calcext:value-type="float">
            <text:p>0.042159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oint-set_40_9451c22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0.513268" calcext:value-type="float">
            <text:p>0.51326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0.101207" calcext:value-type="float">
            <text:p>0.101207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0.0459669" calcext:value-type="float">
            <text:p>0.04596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int-set_40_ae33a7ea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.239674" calcext:value-type="float">
            <text:p>0.23967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.292114" calcext:value-type="float">
            <text:p>0.292114</text:p>
          </table:table-cell>
          <table:table-cell office:value-type="float" office:value="90" calcext:value-type="float">
            <text:p>90</text:p>
          </table:table-cell>
          <table:table-cell office:value-type="float" office:value="37" calcext:value-type="float">
            <text:p>37</text:p>
          </table:table-cell>
          <table:table-cell office:value-type="float" office:value="0.280763" calcext:value-type="float">
            <text:p>0.2807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int-set_40_f511c8ce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0.235805" calcext:value-type="float">
            <text:p>0.235805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0.0516699" calcext:value-type="float">
            <text:p>0.0516699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0.3266" calcext:value-type="float">
            <text:p>0.32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int-set_60_27bc003d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0.153045" calcext:value-type="float">
            <text:p>0.153045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0.059127" calcext:value-type="float">
            <text:p>0.059127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0.0379027" calcext:value-type="float">
            <text:p>0.0379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int-set_60_2ff8f975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0.288346" calcext:value-type="float">
            <text:p>0.288346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0.078789" calcext:value-type="float">
            <text:p>0.078789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0.0718077" calcext:value-type="float">
            <text:p>0.07180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oint-set_60_74409a1d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0.403265" calcext:value-type="float">
            <text:p>0.40326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0.0582017" calcext:value-type="float">
            <text:p>0.0582017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0.0564975" calcext:value-type="float">
            <text:p>0.0564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int-set_60_9fc02edd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0.314994" calcext:value-type="float">
            <text:p>0.314994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0.0681745" calcext:value-type="float">
            <text:p>0.0681745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0.465588" calcext:value-type="float">
            <text:p>0.4655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int-set_60_ac318d72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0.424882" calcext:value-type="float">
            <text:p>0.42488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0.0674044" calcext:value-type="float">
            <text:p>0.0674044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0.0366917" calcext:value-type="float">
            <text:p>0.03669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oint-set_80_1675b331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0.381957" calcext:value-type="float">
            <text:p>0.38195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0.409433" calcext:value-type="float">
            <text:p>0.409433</text:p>
          </table:table-cell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0.511024" calcext:value-type="float">
            <text:p>0.511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int-set_80_837b0f11</text:p>
          </table:table-cell>
          <table:table-cell office:value-type="float" office:value="105" calcext:value-type="float">
            <text:p>105</text:p>
          </table:table-cell>
          <table:table-cell office:value-type="float" office:value="56" calcext:value-type="float">
            <text:p>56</text:p>
          </table:table-cell>
          <table:table-cell office:value-type="float" office:value="0.357541" calcext:value-type="float">
            <text:p>0.357541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0.103604" calcext:value-type="float">
            <text:p>0.103604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0.125839" calcext:value-type="float">
            <text:p>0.125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int-set_80_8383fead</text:p>
          </table:table-cell>
          <table:table-cell office:value-type="float" office:value="86" calcext:value-type="float">
            <text:p>86</text:p>
          </table:table-cell>
          <table:table-cell office:value-type="float" office:value="47" calcext:value-type="float">
            <text:p>47</text:p>
          </table:table-cell>
          <table:table-cell office:value-type="float" office:value="0.341902" calcext:value-type="float">
            <text:p>0.341902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0.129922" calcext:value-type="float">
            <text:p>0.129922</text:p>
          </table:table-cell>
          <table:table-cell office:value-type="float" office:value="123" calcext:value-type="float">
            <text:p>123</text:p>
          </table:table-cell>
          <table:table-cell office:value-type="float" office:value="65" calcext:value-type="float">
            <text:p>65</text:p>
          </table:table-cell>
          <table:table-cell office:value-type="float" office:value="0.106689" calcext:value-type="float">
            <text:p>0.10668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oint-set_80_9a8373fb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.822532" calcext:value-type="float">
            <text:p>0.82253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.23952" calcext:value-type="float">
            <text:p>0.23952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0.0279801" calcext:value-type="float">
            <text:p>0.02798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int-set_80_d77fb670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0.651698" calcext:value-type="float">
            <text:p>0.651698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0.218166" calcext:value-type="float">
            <text:p>0.218166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0.612479" calcext:value-type="float">
            <text:p>0.6124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int-set_80_ff15444b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0.327602" calcext:value-type="float">
            <text:p>0.327602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0.109473" calcext:value-type="float">
            <text:p>0.109473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0.176703" calcext:value-type="float">
            <text:p>0.176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int-set_100_0245ce31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0.723045" calcext:value-type="float">
            <text:p>0.72304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.229938" calcext:value-type="float">
            <text:p>0.229938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0.00539105" calcext:value-type="float">
            <text:p>0.00539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int-set_100_05594822</text:p>
          </table:table-cell>
          <table:table-cell office:value-type="float" office:value="111" calcext:value-type="float">
            <text:p>111</text:p>
          </table:table-cell>
          <table:table-cell office:value-type="float" office:value="66" calcext:value-type="float">
            <text:p>66</text:p>
          </table:table-cell>
          <table:table-cell office:value-type="float" office:value="0.27918" calcext:value-type="float">
            <text:p>0.27918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0.2002" calcext:value-type="float">
            <text:p>0.2002</text:p>
          </table:table-cell>
          <table:table-cell office:value-type="float" office:value="129" calcext:value-type="float">
            <text:p>129</text:p>
          </table:table-cell>
          <table:table-cell office:value-type="float" office:value="89" calcext:value-type="float">
            <text:p>89</text:p>
          </table:table-cell>
          <table:table-cell office:value-type="float" office:value="0.102187" calcext:value-type="float">
            <text:p>0.102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int-set_100_dd67678e</text:p>
          </table:table-cell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  <table:table-cell office:value-type="float" office:value="0.27796" calcext:value-type="float">
            <text:p>0.27796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0.0873818" calcext:value-type="float">
            <text:p>0.0873818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0.0452128" calcext:value-type="float">
            <text:p>0.04521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int-set_150_1fb326cf</text:p>
          </table:table-cell>
          <table:table-cell office:value-type="float" office:value="164" calcext:value-type="float">
            <text:p>164</text:p>
          </table:table-cell>
          <table:table-cell office:value-type="float" office:value="116" calcext:value-type="float">
            <text:p>116</text:p>
          </table:table-cell>
          <table:table-cell office:value-type="float" office:value="0.190666" calcext:value-type="float">
            <text:p>0.190666</text:p>
          </table:table-cell>
          <table:table-cell office:value-type="float" office:value="44" calcext:value-type="float">
            <text:p>44</text:p>
          </table:table-cell>
          <table:table-cell office:value-type="float" office:value="131" calcext:value-type="float">
            <text:p>131</text:p>
          </table:table-cell>
          <table:table-cell office:value-type="float" office:value="0.0299614" calcext:value-type="float">
            <text:p>0.0299614</text:p>
          </table:table-cell>
          <table:table-cell office:value-type="float" office:value="94" calcext:value-type="float">
            <text:p>94</text:p>
          </table:table-cell>
          <table:table-cell office:value-type="float" office:value="158" calcext:value-type="float">
            <text:p>158</text:p>
          </table:table-cell>
          <table:table-cell office:value-type="float" office:value="0.127926" calcext:value-type="float">
            <text:p>0.1279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int-set_150_20bcb550</text:p>
          </table:table-cell>
          <table:table-cell office:value-type="float" office:value="118" calcext:value-type="float">
            <text:p>118</text:p>
          </table:table-cell>
          <table:table-cell office:value-type="float" office:value="65" calcext:value-type="float">
            <text:p>65</text:p>
          </table:table-cell>
          <table:table-cell office:value-type="float" office:value="0.326651" calcext:value-type="float">
            <text:p>0.326651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0.0956167" calcext:value-type="float">
            <text:p>0.0956167</text:p>
          </table:table-cell>
          <table:table-cell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office:value-type="float" office:value="0.181064" calcext:value-type="float">
            <text:p>0.1810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oint-set_150_982c9ab3</text:p>
          </table:table-cell>
          <table:table-cell office:value-type="float" office:value="198" calcext:value-type="float">
            <text:p>198</text:p>
          </table:table-cell>
          <table:table-cell office:value-type="float" office:value="139" calcext:value-type="float">
            <text:p>139</text:p>
          </table:table-cell>
          <table:table-cell office:value-type="float" office:value="0.17278" calcext:value-type="float">
            <text:p>0.17278</text:p>
          </table:table-cell>
          <table:table-cell office:value-type="float" office:value="44" calcext:value-type="float">
            <text:p>44</text:p>
          </table:table-cell>
          <table:table-cell office:value-type="float" office:value="170" calcext:value-type="float">
            <text:p>170</text:p>
          </table:table-cell>
          <table:table-cell office:value-type="float" office:value="0.0215614" calcext:value-type="float">
            <text:p>0.0215614</text:p>
          </table:table-cell>
          <table:table-cell office:value-type="float" office:value="98" calcext:value-type="float">
            <text:p>98</text:p>
          </table:table-cell>
          <table:table-cell office:value-type="float" office:value="187" calcext:value-type="float">
            <text:p>187</text:p>
          </table:table-cell>
          <table:table-cell office:value-type="float" office:value="0.244747" calcext:value-type="float">
            <text:p>0.2447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oint-set_150_b26a2c80</text:p>
          </table:table-cell>
          <table:table-cell office:value-type="float" office:value="153" calcext:value-type="float">
            <text:p>153</text:p>
          </table:table-cell>
          <table:table-cell office:value-type="float" office:value="70" calcext:value-type="float">
            <text:p>70</text:p>
          </table:table-cell>
          <table:table-cell office:value-type="float" office:value="0.451709" calcext:value-type="float">
            <text:p>0.451709</text:p>
          </table:table-cell>
          <table:table-cell office:value-type="float" office:value="64" calcext:value-type="float">
            <text:p>64</text:p>
          </table:table-cell>
          <table:table-cell office:value-type="float" office:value="102" calcext:value-type="float">
            <text:p>102</text:p>
          </table:table-cell>
          <table:table-cell office:value-type="float" office:value="0.118145" calcext:value-type="float">
            <text:p>0.118145</text:p>
          </table:table-cell>
          <table:table-cell office:value-type="float" office:value="84" calcext:value-type="float">
            <text:p>84</text:p>
          </table:table-cell>
          <table:table-cell office:value-type="float" office:value="122" calcext:value-type="float">
            <text:p>122</text:p>
          </table:table-cell>
          <table:table-cell office:value-type="float" office:value="0.1045" calcext:value-type="float">
            <text:p>0.10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oint-set_250_3c338713</text:p>
          </table:table-cell>
          <table:table-cell office:value-type="float" office:value="257" calcext:value-type="float">
            <text:p>257</text:p>
          </table:table-cell>
          <table:table-cell office:value-type="float" office:value="153" calcext:value-type="float">
            <text:p>153</text:p>
          </table:table-cell>
          <table:table-cell office:value-type="float" office:value="0.260946" calcext:value-type="float">
            <text:p>0.260946</text:p>
          </table:table-cell>
          <table:table-cell office:value-type="float" office:value="65" calcext:value-type="float">
            <text:p>65</text:p>
          </table:table-cell>
          <table:table-cell office:value-type="float" office:value="197" calcext:value-type="float">
            <text:p>197</text:p>
          </table:table-cell>
          <table:table-cell office:value-type="float" office:value="0.0733054" calcext:value-type="float">
            <text:p>0.0733054</text:p>
          </table:table-cell>
          <table:table-cell office:value-type="float" office:value="71" calcext:value-type="float">
            <text:p>71</text:p>
          </table:table-cell>
          <table:table-cell office:value-type="float" office:value="222" calcext:value-type="float">
            <text:p>222</text:p>
          </table:table-cell>
          <table:table-cell office:value-type="float" office:value="0.12143" calcext:value-type="float">
            <text:p>0.121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int-set_250_93dd622a</text:p>
          </table:table-cell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float" office:value="0.238344" calcext:value-type="float">
            <text:p>0.238344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0.143298" calcext:value-type="float">
            <text:p>0.143298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float" office:value="0.0647135" calcext:value-type="float">
            <text:p>0.06471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AVERAGE([.B$2:.B$39])" office:value-type="float" office:value="62.7631578947368" calcext:value-type="float">
            <text:p>62.7631578947368</text:p>
          </table:table-cell>
          <table:table-cell table:formula="of:=AVERAGE([.C$2:.C$39])" office:value-type="float" office:value="36.3947368421053" calcext:value-type="float">
            <text:p>36.3947368421053</text:p>
          </table:table-cell>
          <table:table-cell table:formula="of:=AVERAGE([.D$2:.D$39])" office:value-type="float" office:value="0.401226710526316" calcext:value-type="float">
            <text:p>0.401226710526316</text:p>
          </table:table-cell>
          <table:table-cell table:formula="of:=AVERAGE([.E$2:.E$39])" office:value-type="float" office:value="20.8947368421053" calcext:value-type="float">
            <text:p>20.8947368421053</text:p>
          </table:table-cell>
          <table:table-cell table:formula="of:=AVERAGE([.F$2:.F$39])" office:value-type="float" office:value="37.6842105263158" calcext:value-type="float">
            <text:p>37.6842105263158</text:p>
          </table:table-cell>
          <table:table-cell table:formula="of:=AVERAGE([.G$2:.G$39])" office:value-type="float" office:value="0.225452102631579" calcext:value-type="float">
            <text:p>0.225452102631579</text:p>
          </table:table-cell>
          <table:table-cell table:formula="of:=AVERAGE([.H$2:.H$39])" office:value-type="float" office:value="66.3157894736842" calcext:value-type="float">
            <text:p>66.3157894736842</text:p>
          </table:table-cell>
          <table:table-cell table:formula="of:=AVERAGE([.I$2:.I$39])" office:value-type="float" office:value="54.9473684210526" calcext:value-type="float">
            <text:p>54.9473684210526</text:p>
          </table:table-cell>
          <table:table-cell table:formula="of:=AVERAGE([.J$2:.J$39])" office:value-type="float" office:value="0.116340652105263" calcext:value-type="float">
            <text:p>0.116340652105263</text:p>
          </table:table-cell>
          <table:table-cell table:formula="of:=AVERAGE([.K$2:.K$39])" office:value-type="float" office:value="3.39473684210526" calcext:value-type="float">
            <text:p>3.394736842105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16T17:52:42.142904002</dc:date>
    <meta:editing-duration>PT11M30S</meta:editing-duration>
    <meta:editing-cycles>1</meta:editing-cycles>
    <meta:document-statistic meta:table-count="1" meta:cell-count="439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plot-area chart:style-name="ch2" table:cell-range-address="Convex_No_Constraints_results.D1:Convex_No_Constraints_results.D1 Convex_No_Constraints_results.G1:Convex_No_Constraints_results.G1 Convex_No_Constraints_results.J1:Convex_No_Constraints_results.J1 Convex_No_Constraints_results.D40:Convex_No_Constraints_results.D40 Convex_No_Constraints_results.G40:Convex_No_Constraints_results.G40 Convex_No_Constraints_results.J40:Convex_No_Constraints_results.J40" chart:data-source-has-labels="row" svg:x="0.319cm" svg:y="0.18cm" svg:width="15.36cm" svg:height="8.645cm">
          <chart:coordinate-region svg:x="6.655cm" svg:y="0.18cm" svg:width="8.692cm" svg:height="7.998cm"/>
          <chart:axis chart:dimension="x" chart:name="primary-x" chart:style-name="ch3" chartooo:axis-type="auto">
            <chartooo:date-scale/>
            <chart:categories table:cell-range-address="Convex_No_Constraints_results.D1:Convex_No_Constraints_results.D1 Convex_No_Constraints_results.G1:Convex_No_Constraints_results.G1 Convex_No_Constraints_results.J1:Convex_No_Constraints_results.J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nvex_No_Constraints_results.D40:Convex_No_Constraints_results.D40 Convex_No_Constraints_results.G40:Convex_No_Constraints_results.G40 Convex_No_Constraints_results.J40:Convex_No_Constraints_results.J40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 Search Convergence Rate</text:p>
                <draw:g>
                  <svg:desc>Convex_No_Constraints_results.D1:Convex_No_Constraints_results.D1 Convex_No_Constraints_results.G1:Convex_No_Constraints_results.G1 Convex_No_Constraints_results.J1:Convex_No_Constraints_results.J1</svg:desc>
                </draw:g>
              </table:table-cell>
              <table:table-cell office:value-type="string">
                <text:p>Simulated Annealing Convergence Rate</text:p>
              </table:table-cell>
              <table:table-cell office:value-type="string">
                <text:p>Ant Colony Convergence Rate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401226710526316">
                <text:p>0.401226710526316</text:p>
                <draw:g>
                  <svg:desc>Convex_No_Constraints_results.D40:Convex_No_Constraints_results.D40 Convex_No_Constraints_results.G40:Convex_No_Constraints_results.G40 Convex_No_Constraints_results.J40:Convex_No_Constraints_results.J40</svg:desc>
                </draw:g>
              </table:table-cell>
              <table:table-cell office:value-type="float" office:value="0.225452102631579">
                <text:p>0.225452102631579</text:p>
              </table:table-cell>
              <table:table-cell office:value-type="float" office:value="0.116340652105263">
                <text:p>0.1163406521052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bar" chart:style-name="ch1">
        <chart:plot-area chart:style-name="ch2" table:cell-range-address="Convex_No_Constraints_results.B1:Convex_No_Constraints_results.C1 Convex_No_Constraints_results.E1:Convex_No_Constraints_results.F1 Convex_No_Constraints_results.H1:Convex_No_Constraints_results.I1 Convex_No_Constraints_results.K1:Convex_No_Constraints_results.K1 Convex_No_Constraints_results.B40:Convex_No_Constraints_results.C40 Convex_No_Constraints_results.E40:Convex_No_Constraints_results.F40 Convex_No_Constraints_results.H40:Convex_No_Constraints_results.I40 Convex_No_Constraints_results.K40:Convex_No_Constraints_results.K40" chart:data-source-has-labels="row" svg:x="0.319cm" svg:y="0.18cm" svg:width="15.359cm" svg:height="8.646cm">
          <chart:coordinate-region svg:x="1.798cm" svg:y="0.379cm" svg:width="13.832cm" svg:height="3.893cm"/>
          <chart:axis chart:dimension="x" chart:name="primary-x" chart:style-name="ch3" chartooo:axis-type="auto">
            <chartooo:date-scale/>
            <chart:categories table:cell-range-address="Convex_No_Constraints_results.B1:Convex_No_Constraints_results.C1 Convex_No_Constraints_results.E1:Convex_No_Constraints_results.F1 Convex_No_Constraints_results.H1:Convex_No_Constraints_results.I1 Convex_No_Constraints_results.K1:Convex_No_Constraints_results.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nvex_No_Constraints_results.B40:Convex_No_Constraints_results.C40 Convex_No_Constraints_results.E40:Convex_No_Constraints_results.F40 Convex_No_Constraints_results.H40:Convex_No_Constraints_results.I40 Convex_No_Constraints_results.K40:Convex_No_Constraints_results.K40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ial obtuse triangles</text:p>
                <draw:g>
                  <svg:desc>Convex_No_Constraints_results.B1:Convex_No_Constraints_results.C1 Convex_No_Constraints_results.E1:Convex_No_Constraints_results.F1 Convex_No_Constraints_results.H1:Convex_No_Constraints_results.I1 Convex_No_Constraints_results.K1:Convex_No_Constraints_results.K1</svg:desc>
                </draw:g>
              </table:table-cell>
              <table:table-cell office:value-type="string">
                <text:p>Local Search obtuse triangles</text:p>
              </table:table-cell>
              <table:table-cell office:value-type="string">
                <text:p>Local Search Steiner points</text:p>
              </table:table-cell>
              <table:table-cell office:value-type="string">
                <text:p>Simulated Annealing obtuse triangles</text:p>
              </table:table-cell>
              <table:table-cell office:value-type="string">
                <text:p>Simulated Annealing Steiner points</text:p>
              </table:table-cell>
              <table:table-cell office:value-type="string">
                <text:p>Ant Colony obtuse triangles</text:p>
              </table:table-cell>
              <table:table-cell office:value-type="string">
                <text:p>Ant Colony Steiner points</text:p>
              </table:table-cell>
            </table:table-row>
          </table:table-header-rows>
          <table:table-rows>
            <table:table-row>
              <table:table-cell office:value-type="string">
                <text:p>Row 40 Row 40 Row 40 Row 40</text:p>
                <draw:g>
                  <svg:desc/>
                </draw:g>
              </table:table-cell>
              <table:table-cell office:value-type="float" office:value="62.7631578947368">
                <text:p>62.7631578947368</text:p>
                <draw:g>
                  <svg:desc>Convex_No_Constraints_results.B40:Convex_No_Constraints_results.C40 Convex_No_Constraints_results.E40:Convex_No_Constraints_results.F40 Convex_No_Constraints_results.H40:Convex_No_Constraints_results.I40 Convex_No_Constraints_results.K40:Convex_No_Constraints_results.K40</svg:desc>
                </draw:g>
              </table:table-cell>
              <table:table-cell office:value-type="float" office:value="36.3947368421053">
                <text:p>36.3947368421053</text:p>
              </table:table-cell>
              <table:table-cell office:value-type="float" office:value="20.8947368421053">
                <text:p>20.8947368421053</text:p>
              </table:table-cell>
              <table:table-cell office:value-type="float" office:value="37.6842105263158">
                <text:p>37.6842105263158</text:p>
              </table:table-cell>
              <table:table-cell office:value-type="float" office:value="66.3157894736842">
                <text:p>66.3157894736842</text:p>
              </table:table-cell>
              <table:table-cell office:value-type="float" office:value="54.9473684210526">
                <text:p>54.9473684210526</text:p>
              </table:table-cell>
              <table:table-cell office:value-type="float" office:value="3.39473684210526">
                <text:p>3.394736842105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